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margin-top="0.1667in" fo:margin-bottom="0.0833in" fo:text-align="center"/>
      <style:text-properties style:font-name="Times" fo:font-size="24.0pt"/>
    </style:style>
    <style:style style:name="P3" style:family="paragraph" style:parent-style-name="Standard">
      <style:paragraph-properties fo:margin-top="0.1667in" fo:margin-bottom="0.0833in"/>
      <style:text-properties style:font-name="Times" fo:font-size="12.0pt"/>
    </style:style>
    <style:style style:name="P4" style:family="paragraph" style:parent-style-name="Standard">
      <style:paragraph-properties fo:margin-bottom="0.0972in" fo:line-height="120%"/>
      <style:text-properties style:font-name="Times" fo:font-size="12.0pt" fo:color="#ff2712"/>
    </style:style>
    <style:style style:name="P5" style:family="paragraph" style:parent-style-name="Standard">
      <style:text-properties style:font-name="Times" fo:font-size="12.0pt" fo:color="#ff2712"/>
    </style:style>
    <style:style style:name="P6" style:family="paragraph" style:parent-style-name="Standard">
      <style:paragraph-properties fo:margin-top="0.1667in" fo:margin-bottom="0.0833in"/>
      <style:text-properties style:font-name="Times" fo:font-size="12.0pt" fo:color="#ff2712"/>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
      <text:p text:style-name="P2"><text:span text:style-name="T1"><text:s/>Berechnung des Folgetages</text:span></text:p>
      <text:p text:style-name="P1"/>
      <text:p text:style-name="P3"><text:span text:style-name="T1">Zusammenfassung der Problemstellung</text:span></text:p>
      <text:p text:style-name="P1">Das Programm soll von einem eingegebenen gültigen Datum das Datum des Folgetages berechnen und ausgeben. </text:p>
      <text:p text:style-name="P1">Die Gültigkeit des eingegebenen Datums wird geprüft und der Folgetag wird für alle Daten ab dem 1. Januar 1583 berechnet. Schaltjahre werden mit berücksichtigt.</text:p>
      <text:p text:style-name="P1"/>
      <text:p text:style-name="P3"><text:span text:style-name="T1">Lösungsvarianten</text:span></text:p>
      <text:p text:style-name="P1"/>
      <text:p text:style-name="P1">Für die Berechnung haben wir ein struct für das Datum erstellt und ein enum für jeden Monat. Wir haben uns für zwei zusätzliche Funktionen nebst der main-Funktion entschieden, eine Funktion welche die Gültigkeit prüft und eine Funktion, welche das den Folgetag berechnet. Wir haben uns für zusätzliche Funktionen entschieden, um verschiedene Aufgaben innerhalb des Programms klar aufzuteilen und damit Übersicht zu schaffen.</text:p>
      <text:p text:style-name="P3"><text:span text:style-name="T1"><text:line-break/>Modulübersicht </text:span></text:p>
      <text:p text:style-name="P1">Da es sich um ein sehr kleines Programm handelt, befindet sich der ganze Code in main.c, aufgeteilt auf die 3 Funktionen main, teste_gueltigkeit und berechne_folgetag. </text:p>
      <text:p text:style-name="P1"/>
      <text:p text:style-name="P1">Globale Variablen: </text:p>
      <text:p text:style-name="P1">- enum JAN, FEB, MAR, MAY, JUN, JUL, AUG, SEP, OCT, NOV, DEC</text:p>
      <text:p text:style-name="P1">- struct Date</text:p>
      <text:p text:style-name="P1">int d, m, y</text:p>
      <text:p text:style-name="P1">Date start_date</text:p>
      <text:p text:style-name="P1"/>
      <text:p text:style-name="P1">Lokale Variablen: </text:p>
      <text:p text:style-name="P1">int testwert (main)</text:p>
      <text:p text:style-name="P1">Date next_date (main)</text:p>
      <text:p text:style-name="P1"/>
      <text:p text:style-name="P3"><text:span text:style-name="T1">Programmablauf</text:span></text:p>
      <text:p text:style-name="P1">Main &gt; ruft teste_gueltigkeit auf zur Prüfung der Korrektheit des eingegebenen Datums und gibt einen int testwert zurück &gt; main ruft berechne_folgetag auf &gt; gibt das Datum des Folgetages auf der Konsole aus</text:p>
      <text:p text:style-name="P3"><text:span text:style-name="T1"><text:line-break/>Tests</text:span></text:p>
      <text:p text:style-name="P4">Es wurde einerseits getestet, ob die Ausgabe korrekt dargestellt wird. </text:p>
      <text:p text:style-name="P4">Andererseits wurde die Funktion calculate dahingehend geprüft, ob sie das korrekte Ergebnis zurückliefert.</text:p>
      <text:p text:style-name="P5">Beide Tests liefen erfolgreich durch.</text:p>
      <text:p text:style-name="P1"/>
      <text:p text:style-name="P6"><text:span text:style-name="T1">Erkenntnisse</text:span></text:p>
      <text:p text:style-name="P1">Das Programm läuft fehlerfrei. </text:p>
      <text:p text:style-name="P1"/>
      <text:p text:style-name="P3"><text:span text:style-name="T1">Anhang A: Quelltext </text:span></text:p>
      <text:p text:style-name="P1"/>
      <text:p text:style-name="P1">/* ----------------------------------------------------------------------------</text:p>
      <text:p text:style-name="P1"><text:s/>* -- <text:s/>_____ <text:s text:c="6"/>______ <text:s/>_____ <text:s text:c="45"/>-</text:p>
      <text:p text:style-name="P1"><text:s/>* -- |_ <text:s text:c="2"/>_| <text:s text:c="4"/>| <text:s/>____|/ ____| <text:s text:c="44"/>-</text:p>
      <text:p text:style-name="P1"><text:s/>* -- <text:s text:c="2"/>| | <text:s/>_ __ | |__ <text:s/>| (___ <text:s text:c="3"/>Institute of Embedded Systems <text:s text:c="13"/>-</text:p>
      <text:p text:style-name="P1"><text:s/>* -- <text:s text:c="2"/>| | | '_ \| <text:s/>__| <text:s/>\___ \ <text:s text:c="2"/>Zuercher Hochschule Winterthur <text:s text:c="12"/>-</text:p>
      <text:p text:style-name="P1"><text:s/>* -- <text:s/>_| |_| | | | |____ ____) | <text:s/>(University of Applied Sciences) <text:s text:c="10"/>-</text:p>
      <text:p text:style-name="P1"><text:s/>* -- |_____|_| |_|______|_____/ <text:s text:c="2"/>8401 Winterthur, Switzerland <text:s text:c="14"/>-</text:p>
      <text:p text:style-name="P1"><text:s/>* ----------------------------------------------------------------------------</text:p>
      <text:p text:style-name="P1"><text:s/>*/</text:p>
      <text:p text:style-name="P1">/**</text:p>
      <text:p text:style-name="P1"><text:s/>* </text:p>
      <text:p text:style-name="P1"><text:s/>* @brief calculation date of next day</text:p>
      <text:p text:style-name="P1"><text:s/>*/</text:p>
      <text:p text:style-name="P1">#include &lt;stdio.h&gt;</text:p>
      <text:p text:style-name="P1">#include &lt;stdlib.h&gt;</text:p>
      <text:p text:style-name="P1">#include &lt;string.h&gt;</text:p>
      <text:p text:style-name="P1"/>
      <text:p text:style-name="P1">enum {Jan = 1, Feb, Mar, Apr, May, Jun, Jul, Aug, Sep, Oct, Nov, Dec};</text:p>
      <text:p text:style-name="P1"/>
      <text:p text:style-name="P1">typedef struct {</text:p>
      <text:p text:style-name="P1"><text:s text:c="4"/>int day;</text:p>
      <text:p text:style-name="P1"><text:s text:c="4"/>int month;</text:p>
      <text:p text:style-name="P1"><text:s text:c="4"/>int year;</text:p>
      <text:p text:style-name="P1">} Date;</text:p>
      <text:p text:style-name="P1"/>
      <text:p text:style-name="P1">Date start_date;</text:p>
      <text:p text:style-name="P1">Date berechne_folgetag(Date start_date);</text:p>
      <text:p text:style-name="P1"/>
      <text:p text:style-name="P1">int d, m, y;</text:p>
      <text:p text:style-name="P1">int teste_gueltigkeit(Date start_date);</text:p>
      <text:p text:style-name="P1"/>
      <text:p text:style-name="P1">/**</text:p>
      <text:p text:style-name="P1"><text:s/>* @brief read an input-date and prints out the date of the day</text:p>
      <text:p text:style-name="P1"><text:s/>* after the input-date.</text:p>
      <text:p text:style-name="P1"><text:s/>*/</text:p>
      <text:p text:style-name="P1">int main(void)</text:p>
      <text:p text:style-name="P1">{</text:p>
      <text:p text:style-name="P1"><text:s text:c="4"/>scanf("%d%d%d\n", &amp;d, &amp;m, &amp;y);</text:p>
      <text:p text:style-name="P1"><text:s text:c="4"/>start_date.day = d;</text:p>
      <text:p text:style-name="P1"><text:s text:c="4"/>start_date.month = m;</text:p>
      <text:p text:style-name="P1"><text:s text:c="4"/>start_date.year = y;</text:p>
      <text:p text:style-name="P1"/>
      <text:p text:style-name="P1">//function call to test the input value </text:p>
      <text:p text:style-name="P1">int testwert = teste_gueltigkeit(start_date);</text:p>
      <text:p text:style-name="P1"/>
      <text:p text:style-name="P1">//if the given date is ok &gt; function call to calculate the date of the next day and print out the result</text:p>
      <text:p text:style-name="P1"><text:s text:c="4"/>if (testwert == 0) { <text:s text:c="2"/></text:p>
      <text:p text:style-name="P1"><text:s text:c="4"/>Date next_date = berechne_folgetag(start_date); <text:s text:c="4"/></text:p>
      <text:p text:style-name="P1"><text:s text:c="4"/>(void)printf("Der Folgetag ist %d %d %d\n", next_date.day, next_date.month, next_date.year);</text:p>
      <text:p text:style-name="P1"><text:tab/><text:s text:c="4"/>return EXIT_SUCCESS;</text:p>
      <text:p text:style-name="P1"><text:tab/>} else { </text:p>
      <text:p text:style-name="P1"><text:tab/><text:s text:c="4"/>return EXIT_FAILURE;</text:p>
      <text:p text:style-name="P1"><text:tab/>}</text:p>
      <text:p text:style-name="P1">}</text:p>
      <text:p text:style-name="P1"/>
      <text:p text:style-name="P1"/>
      <text:p text:style-name="P1">/**</text:p>
      <text:p text:style-name="P1"><text:s/>* @brief calculates the date one day after the input-date</text:p>
      <text:p text:style-name="P1"><text:s/>* @param Date start_date</text:p>
      <text:p text:style-name="P1"><text:s/>*/</text:p>
      <text:p text:style-name="P1">Date berechne_folgetag(Date start_date) </text:p>
      <text:p text:style-name="P1">{</text:p>
      <text:p text:style-name="P1">//case: change of year</text:p>
      <text:p text:style-name="P1"><text:s text:c="4"/>if (start_date.month == Dec &amp;&amp; start_date.day == 31) {</text:p>
      <text:p text:style-name="P1"><text:s text:c="8"/>start_date.year++;</text:p>
      <text:p text:style-name="P1"><text:s text:c="8"/>start_date.month = 1;</text:p>
      <text:p text:style-name="P1"><text:s text:c="8"/>start_date.day = 1;</text:p>
      <text:p text:style-name="P1">//case: change of month</text:p>
      <text:p text:style-name="P1"><text:s text:c="4"/>} else if ((start_date.month == Jan || </text:p>
      <text:p text:style-name="P1"><text:s text:c="16"/>start_date.month == Mar ||</text:p>
      <text:p text:style-name="P1"><text:s text:c="16"/>start_date.month == May ||</text:p>
      <text:p text:style-name="P1"><text:s text:c="16"/>start_date.month == Jul ||</text:p>
      <text:p text:style-name="P1"><text:s text:c="16"/>start_date.month == Aug ||</text:p>
      <text:p text:style-name="P1"><text:s text:c="16"/>start_date.month == Oct) &amp;&amp; start_date.day == 31) {</text:p>
      <text:p text:style-name="P1"><text:s text:c="8"/>start_date.month++;</text:p>
      <text:p text:style-name="P1"><text:s text:c="8"/>start_date.day = 1;</text:p>
      <text:p text:style-name="P1"><text:s text:c="4"/>} else if ((start_date.month == Apr ||</text:p>
      <text:p text:style-name="P1"><text:s text:c="16"/>start_date.month == Jun ||</text:p>
      <text:p text:style-name="P1"><text:s text:c="16"/>start_date.month == Sep ||</text:p>
      <text:p text:style-name="P1"><text:s text:c="16"/>start_date.month == Nov) &amp;&amp; start_date.day == 30) {</text:p>
      <text:p text:style-name="P1"><text:s text:c="8"/>start_date.month++;</text:p>
      <text:p text:style-name="P1"><text:s text:c="8"/>start_date.day = 1;</text:p>
      <text:p text:style-name="P1">//case: month february</text:p>
      <text:p text:style-name="P1"><text:s text:c="4"/>} else if(start_date.month == Feb &amp;&amp; start_date.day == 28) {</text:p>
      <text:p text:style-name="P1"><text:s text:c="11"/>if ((start_date.year%4 == 0 &amp;&amp; </text:p>
      <text:p text:style-name="P1"><text:s text:c="16"/>start_date.year%100 != 0)|| </text:p>
      <text:p text:style-name="P1"><text:s text:c="16"/>(start_date.year%400 == 0)) {</text:p>
      <text:p text:style-name="P1"><text:s text:c="16"/>start_date.day++;</text:p>
      <text:p text:style-name="P1"><text:s text:c="11"/>}else {</text:p>
      <text:p text:style-name="P1"><text:s text:c="16"/>start_date.month++;</text:p>
      <text:p text:style-name="P1"><text:s text:c="16"/>start_date.day = 1;</text:p>
      <text:p text:style-name="P1"><text:s text:c="11"/>}</text:p>
      <text:p text:style-name="P1"><text:s text:c="4"/>} else {</text:p>
      <text:p text:style-name="P1">//case: change of day</text:p>
      <text:p text:style-name="P1"><text:s text:c="8"/>start_date.day++;</text:p>
      <text:p text:style-name="P1"><text:s text:c="4"/>}</text:p>
      <text:p text:style-name="P1"><text:s text:c="4"/>return start_date; <text:s/></text:p>
      <text:p text:style-name="P1">}</text:p>
      <text:p text:style-name="P1"/>
      <text:p text:style-name="P1"/>
      <text:p text:style-name="P1">/**</text:p>
      <text:p text:style-name="P1"><text:s/>* @brief test, if the given input is a correct date</text:p>
      <text:p text:style-name="P1"><text:s/>* @param Date start_date</text:p>
      <text:p text:style-name="P1"><text:s/>*/</text:p>
      <text:p text:style-name="P1">int teste_gueltigkeit(const Date start_date) </text:p>
      <text:p text:style-name="P1">{</text:p>
      <text:p text:style-name="P1">//test, if it is in the range</text:p>
      <text:p text:style-name="P1"><text:s text:c="4"/>if (start_date.year &gt;= 1583 &amp;&amp; start_date.day &gt;= 1 &amp;&amp; </text:p>
      <text:p text:style-name="P1"><text:s text:c="12"/>start_date.day &lt;= 31 &amp;&amp; start_date.month &gt;= 1 &amp;&amp;</text:p>
      <text:p text:style-name="P1"><text:s text:c="12"/>start_date.month &lt;= 12) {</text:p>
      <text:p text:style-name="P1"><text:s text:c="8"/>return EXIT_SUCCESS;</text:p>
      <text:p text:style-name="P1">//test, if its out of the range</text:p>
      <text:p text:style-name="P1"><text:s text:c="4"/>} else if (start_date.day &lt; 1 || start_date.day &gt; 31 ||</text:p>
      <text:p text:style-name="P1"><text:s text:c="12"/>start_date.month &lt; 1 || start_date.month &gt; 12 ||</text:p>
      <text:p text:style-name="P1"><text:s text:c="12"/>start_date.year &lt; 1583) {</text:p>
      <text:p text:style-name="P1"><text:s text:c="8"/>return EXIT_FAILURE;</text:p>
      <text:p text:style-name="P1">//any other cases</text:p>
      <text:p text:style-name="P1"><text:s text:c="4"/>} else {</text:p>
      <text:p text:style-name="P1"><text:s text:c="8"/>return EXIT_FAILURE;</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